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65543" officeooo:paragraph-rsid="00165543"/>
    </style:style>
    <style:style style:name="T1" style:family="text">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e des algorithmus ist folgende wir nehmen immer unseren aktuellen kreis drehen den um zu schauen ob wir noch mehr punkte reinbekommen danach gehen wir durch jeden punkt auf dem kreis durch und schauen ob wir mehr punkte mit dem aktuelllen kreis dort unterbringen koennen wen ja ersetzen wir den kreis danach erhoehen wir den radius und machen das gleiche nochmal das ganze wiederholen wir bis zum schluss und darduch das sich der kreis immer verschiebt zum optimum sollten wir am ende ein aktzeptables resultat haben.<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1T00:03:33.634580683</meta:creation-date>
    <dc:date>2024-04-01T00:08:26.188117098</dc:date>
    <meta:editing-duration>PT4M52S</meta:editing-duration>
    <meta:editing-cycles>1</meta:editing-cycles>
    <meta:document-statistic meta:table-count="0" meta:image-count="0" meta:object-count="0" meta:page-count="1" meta:paragraph-count="1" meta:word-count="86" meta:character-count="520" meta:non-whitespace-character-count="435"/>
    <meta:generator>LibreOffice/24.2.0.3$Linux_X86_64 LibreOffice_project/420$Build-3</meta:generator>
  </office:meta>
</office:document-meta>
</file>